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-BoldMT" fo:font-size="10pt" style:font-name-asian="Arial-BoldMT" style:font-size-asian="10pt" style:font-name-complex="Arial-BoldMT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-BoldMT" fo:font-size="18pt" fo:font-weight="bold" style:font-name-asian="Arial-BoldMT" style:font-size-asian="18pt" style:font-weight-asian="bold" style:font-name-complex="Arial-BoldMT" style:font-size-complex="18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-BoldMT" fo:font-size="14.5pt" fo:font-weight="bold" style:font-name-asian="Arial-BoldMT" style:font-size-asian="14.5pt" style:font-weight-asian="bold" style:font-name-complex="Arial-BoldMT" style:font-size-complex="14.5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-BoldMT" fo:font-size="11.5pt" fo:font-weight="bold" style:font-name-asian="Arial-BoldMT" style:font-size-asian="11.5pt" style:font-weight-asian="bold" style:font-name-complex="Arial-BoldMT" style:font-size-complex="11.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8" style:family="paragraph" style:parent-style-name="Standard" style:list-style-name="L3">
      <style:paragraph-properties fo:text-align="start" style:justify-single-word="false" style:text-autospace="none"/>
      <style:text-properties style:font-name="ArialMT" fo:font-size="11.5pt" style:font-name-asian="ArialMT" style:font-size-asian="11.5pt" style:font-name-complex="ArialMT" style:font-size-complex="11.5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style:font-name="Arial-BoldMT" fo:font-size="11.5pt" fo:font-weight="normal" style:font-name-asian="Arial-BoldMT" style:font-size-asian="11.5pt" style:font-weight-asian="normal" style:font-name-complex="Arial-BoldMT" style:font-size-complex="11.5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-BoldMT" fo:font-size="11.5pt" fo:font-weight="bold" style:font-name-asian="Arial-BoldMT" style:font-size-asian="11.5pt" style:font-weight-asian="bold" style:font-name-complex="Arial-BoldMT" style:font-size-complex="11.5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-BoldMT" fo:font-size="14.5pt" fo:font-weight="bold" style:font-name-asian="Arial-BoldMT" style:font-size-asian="14.5pt" style:font-weight-asian="bold" style:font-name-complex="Arial-BoldMT" style:font-size-complex="14.5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-BoldMT" fo:font-size="14.5pt" style:font-name-asian="Arial-BoldMT" style:font-size-asian="14.5pt" style:font-name-complex="Arial-BoldMT" style:font-size-complex="14.5pt"/>
    </style:style>
    <style:style style:name="P15" style:family="paragraph" style:parent-style-name="Standard">
      <style:paragraph-properties fo:text-align="start" style:justify-single-word="false" style:text-autospace="none"/>
    </style:style>
    <style:style style:name="P16" style:family="paragraph" style:parent-style-name="Standard" style:list-style-name="L4">
      <style:paragraph-properties fo:text-align="start" style:justify-single-word="false" style:text-autospace="none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fo:font-weight="normal" style:font-size-asian="11.5pt" style:font-weight-asian="normal" style:font-size-complex="11.5pt" style:font-weight-complex="normal"/>
    </style:style>
    <style:style style:name="T3" style:family="text">
      <style:text-properties style:font-name="ArialMT" fo:font-size="11.5pt" style:font-name-asian="ArialMT" style:font-size-asian="11.5pt" style:font-name-complex="ArialMT" style:font-size-complex="11.5pt"/>
    </style:style>
    <style:style style:name="T4" style:family="text">
      <style:text-properties style:font-name="ArialMT" fo:font-size="11.5pt" fo:font-weight="normal" style:font-name-asian="ArialMT" style:font-size-asian="11.5pt" style:font-weight-asian="normal" style:font-name-complex="ArialMT" style:font-size-complex="11.5pt" style:font-weight-complex="normal"/>
    </style:style>
    <style:style style:name="T5" style:family="text">
      <style:text-properties style:font-name="ArialMT" fo:font-weight="normal" style:font-name-asian="ArialMT" style:font-weight-asian="normal" style:font-name-complex="ArialM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ladimir Furman</text:p>
      <text:p text:style-name="P6">(408) 807 8858</text:p>
      <text:p text:style-name="P6">158 Las Astas Dr</text:p>
      <text:p text:style-name="P6">Los Gatos, CA</text:p>
      <text:p text:style-name="P6">Vladimir.Furman2@gmail.com</text:p>
      <text:p text:style-name="P6"/>
      <text:p text:style-name="P3">Objective</text:p>
      <text:p text:style-name="P5">Seeking industry experience where I can make an impact.</text:p>
      <text:p text:style-name="P5"/>
      <text:p text:style-name="P3">Education</text:p>
      <text:p text:style-name="P4">University Of California Santa Cruz</text:p>
      <text:p text:style-name="P5">Degree: Bachelor of Science in Computer Science</text:p>
      <text:p text:style-name="P5">Current GPA: 3.41</text:p>
      <text:p text:style-name="P5">Date of Completion: June 2014</text:p>
      <text:p text:style-name="P5"/>
      <text:p text:style-name="P3">Professional Skills</text:p>
      <text:p text:style-name="P1"><text:span text:style-name="T1">Advanced: </text:span><text:span text:style-name="T2">C, C++</text:span></text:p>
      <text:p text:style-name="P1"><text:span text:style-name="T1">Intermediate: </text:span><text:span text:style-name="T3">C#, XML, Java, Perl, Unix, Windows</text:span></text:p>
      <text:p text:style-name="P1"><text:span text:style-name="T1">Beginner: </text:span><text:span text:style-name="T3">Assembly, SolidWorks</text:span></text:p>
      <text:p text:style-name="P5"/>
      <text:p text:style-name="P3">Engineering Experience</text:p>
      <text:p text:style-name="P4">Microsoft Intern: Software Development Engineer in Test (June - August 2013)</text:p>
      <text:list xml:id="list438737218382295928" text:style-name="L1">
        <text:list-item>
          <text:p text:style-name="P10">Worked with C# and XML</text:p>
        </text:list-item>
        <text:list-item>
          <text:p text:style-name="P10">Developed AERS system for multi-versioned testing of products</text:p>
          <text:p text:style-name="P10"/>
        </text:list-item>
      </text:list>
      <text:p text:style-name="P4">Teaching Assistant/Tutor/Grader at UC Santa Cruz (September 2013 – Present)</text:p>
      <text:list xml:id="list33514963" text:continue-numbering="true" text:style-name="L1">
        <text:list-item>
          <text:p text:style-name="P10">Advanced C++ programming (taught by Ira Pohl): led discussion sections and presented guest lecture on multithreading in the C++11 standard</text:p>
          <text:p text:style-name="P10"/>
        </text:list-item>
      </text:list>
      <text:p text:style-name="P4">Software Engineering Class (September – December 2013)</text:p>
      <text:list xml:id="list6609425439754648889" text:style-name="L2">
        <text:list-item>
          <text:p text:style-name="P11">Developed mobile application for student use as part of a team, using Agile Methodology</text:p>
          <text:p text:style-name="P11"/>
        </text:list-item>
      </text:list>
      <text:p text:style-name="P4">Mechatronics: Build and Design an Autonomous Robot (February – March 2013)</text:p>
      <text:list xml:id="list6049848340245535656" text:style-name="L3">
        <text:list-item>
          <text:p text:style-name="P8">http://goo.gl/0S27C Project details and photographs</text:p>
        </text:list-item>
        <text:list-item>
          <text:p text:style-name="P8">Robot that autonomously navigates a field and attacks the enemy robot</text:p>
        </text:list-item>
        <text:list-item>
          <text:p text:style-name="P8">Coded robot state machine (determines robot actions) in C</text:p>
        </text:list-item>
      </text:list>
      <text:p text:style-name="P5"/>
      <text:p text:style-name="P4">Operating Systems Course (received A) (Winter 2014)</text:p>
      <text:list xml:id="list2027127341447761112" text:style-name="L4">
        <text:list-item>
          <text:p text:style-name="P16"><text:span text:style-name="T4">Wrote a shell and modified the MINIX OS to add lottery scheduling, binary page memory allocation, and in-place file encryption</text:span></text:p>
        </text:list-item>
      </text:list>
      <text:p text:style-name="P15"><text:span text:style-name="T4"/></text:p>
      <text:p text:style-name="P15"><text:span text:style-name="T4">Mechatronics and Operating Systems were difficult courses that I enjoyed. These courses provided me with experience working with a team on a real system.</text:span></text:p>
      <text:p text:style-name="P15"><text:span text:style-name="T4"/></text:p>
      <text:p text:style-name="P14"><text:span text:style-name="T6">Research</text:span></text:p>
      <text:p text:style-name="P9">Assisting Alex Nelson, a graduate student, with modifying fiwalk/sleuthkit to gather more data on file systems.</text:p>
      <text:p text:style-name="P5"><text:span text:style-name="T7">Thesis paper on the C++11 standard, led by Ira Poh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/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Furman</meta:initial-creator>
    <meta:creation-date>2014-05-14T02:32:25.89</meta:creation-date>
    <dc:date>2014-05-22T13:36:19.68</dc:date>
    <dc:creator>Vladimir Furman</dc:creator>
    <meta:editing-duration>PT40M49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34" meta:word-count="258" meta:character-count="1693"/>
  </office:meta>
</office:document-meta>
</file>